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Results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ocnum</text:p>
          </table:table-cell>
          <table:table-cell office:value-type="string">
            <text:p>handle</text:p>
          </table:table-cell>
          <table:table-cell office:value-type="string">
            <text:p>text</text:p>
          </table:table-cell>
          <table:table-cell office:value-type="string">
            <text:p>pert_score</text:p>
          </table:table-cell>
          <table:table-cell office:value-type="string">
            <text:p>sent_score</text:p>
          </table:table-cell>
          <table:table-cell office:value-type="string">
            <text:p>final_score</text:p>
          </table:table-cell>
        </table:table-row>
        <table:table-row>
          <table:table-cell office:value="12208" office:value-type="float"/>
          <table:table-cell office:value-type="string">
            <text:p>American</text:p>
          </table:table-cell>
          <table:table-cell office:value-type="string">
            <text:p>@AmericanAir When Flight Booking Problems an int'l flight online, do I have to provide a passport number when Flight Booking Problems or just when I arrive at airport?</text:p>
          </table:table-cell>
          <table:table-cell office:value="14.340418692118224" office:value-type="float"/>
          <table:table-cell office:value="0.041" office:value-type="float"/>
          <table:table-cell office:value="0.6164" office:value-type="float"/>
        </table:table-row>
        <table:table-row>
          <table:table-cell office:value="3429" office:value-type="float"/>
          <table:table-cell office:value-type="string">
            <text:p>United</text:p>
          </table:table-cell>
          <table:table-cell office:value-type="string">
            <text:p>@united Joni did a great job on flight 5653 to LAX. Thanks for a great flight.</text:p>
          </table:table-cell>
          <table:table-cell office:value="9.201316651105044" office:value-type="float"/>
          <table:table-cell office:value="0.537" office:value-type="float"/>
          <table:table-cell office:value="0.5997810880136548" office:value-type="float"/>
        </table:table-row>
        <table:table-row>
          <table:table-cell office:value="5980" office:value-type="float"/>
          <table:table-cell office:value-type="string">
            <text:p>Southwest</text:p>
          </table:table-cell>
          <table:table-cell office:value-type="string">
            <text:p>@SouthwestAir having trouble reFlight Booking Problems a Cancelled Flighted flight. no one picking up phones and your site isn't working.</text:p>
          </table:table-cell>
          <table:table-cell office:value="14.226412465384506" office:value-type="float"/>
          <table:table-cell office:value="0.0" office:value-type="float"/>
          <table:table-cell office:value="0.595230004262161" office:value-type="float"/>
        </table:table-row>
        <table:table-row>
          <table:table-cell office:value="5824" office:value-type="float"/>
          <table:table-cell office:value-type="string">
            <text:p>Southwest</text:p>
          </table:table-cell>
          <table:table-cell office:value-type="string">
            <text:p>@SouthwestAir love how you hold flight 2851 in PHX for Late Flight passengers and make us all over an hour Late Flight. Great job.</text:p>
          </table:table-cell>
          <table:table-cell office:value="11.1848316127333" office:value-type="float"/>
          <table:table-cell office:value="0.274" office:value-type="float"/>
          <table:table-cell office:value="0.5775709227268533" office:value-type="float"/>
        </table:table-row>
        <table:table-row>
          <table:table-cell office:value="4101" office:value-type="float"/>
          <table:table-cell office:value-type="string">
            <text:p>United</text:p>
          </table:table-cell>
          <table:table-cell office:value-type="string">
            <text:p>@united I'm 0/3 for Flight Booking Problems without major problems. 0% isn't bad!👎👎</text:p>
          </table:table-cell>
          <table:table-cell office:value="10.373388768861714" office:value-type="float"/>
          <table:table-cell office:value="0.349" office:value-type="float"/>
          <table:table-cell office:value="0.5736203305736032" office:value-type="float"/>
        </table:table-row>
        <table:table-row>
          <table:table-cell office:value="6795" office:value-type="float"/>
          <table:table-cell office:value-type="string">
            <text:p>Delta</text:p>
          </table:table-cell>
          <table:table-cell office:value-type="string">
            <text:p>@JetBlue I appreciate the credit for my troubles but the lack of personal response troubles me.</text:p>
          </table:table-cell>
          <table:table-cell office:value="12.061996673187236" office:value-type="float"/>
          <table:table-cell office:value="0.155" office:value-type="float"/>
          <table:table-cell office:value="0.5666713181317395" office:value-type="float"/>
        </table:table-row>
        <table:table-row>
          <table:table-cell office:value="10787" office:value-type="float"/>
          <table:table-cell office:value-type="string">
            <text:p>US Airways</text:p>
          </table:table-cell>
          <table:table-cell office:value-type="string">
            <text:p>@USAirways I'm enjoying my flights so far! You're doing a great job. Today's been tough, so thanks for making my flights comfortable.</text:p>
          </table:table-cell>
          <table:table-cell office:value="9.201316651105044" office:value-type="float"/>
          <table:table-cell office:value="0.445" office:value-type="float"/>
          <table:table-cell office:value="0.5629810880136548" office:value-type="float"/>
        </table:table-row>
        <table:table-row>
          <table:table-cell office:value="12437" office:value-type="float"/>
          <table:table-cell office:value-type="string">
            <text:p>American</text:p>
          </table:table-cell>
          <table:table-cell office:value-type="string">
            <text:p>@AmericanAir so great AA1103 sitting for an hour first technical problems now what?</text:p>
          </table:table-cell>
          <table:table-cell office:value="10.96333964975288" office:value-type="float"/>
          <table:table-cell office:value="0.243" office:value-type="float"/>
          <table:table-cell office:value="0.5559037471553832" office:value-type="float"/>
        </table:table-row>
        <table:table-row>
          <table:table-cell office:value="12411" office:value-type="float"/>
          <table:table-cell office:value-type="string">
            <text:p>American</text:p>
          </table:table-cell>
          <table:table-cell office:value-type="string">
            <text:p>@AmericanAir having trouble Flight Booking Problems a seat on US84 11 March, operated by AA. Neither airline's website will allow seat selection?</text:p>
          </table:table-cell>
          <table:table-cell office:value="12.242897503756248" office:value-type="float"/>
          <table:table-cell office:value="0.072" office:value-type="float"/>
          <table:table-cell office:value="0.5410401695489624" office:value-type="float"/>
        </table:table-row>
        <table:table-row>
          <table:table-cell office:value="1305" office:value-type="float"/>
          <table:table-cell office:value-type="string">
            <text:p>United</text:p>
          </table:table-cell>
          <table:table-cell office:value-type="string">
            <text:p>@united never ever again will I be Flight Booking Problems a flight with United or any affiliate if there is a chance to get on a United flight</text:p>
          </table:table-cell>
          <table:table-cell office:value="10.156630889140711" office:value-type="float"/>
          <table:table-cell office:value="0.288" office:value-type="float"/>
          <table:table-cell office:value="0.5401512280163617" office:value-type="float"/>
        </table:table-row>
        <table:table-row>
          <table:table-cell office:value="7483" office:value-type="float"/>
          <table:table-cell office:value-type="string">
            <text:p>Delta</text:p>
          </table:table-cell>
          <table:table-cell office:value-type="string">
            <text:p>@JetBlue's flight Flight Booking Problems experience is pretty great!</text:p>
          </table:table-cell>
          <table:table-cell office:value="8.173115927512457" office:value-type="float"/>
          <table:table-cell office:value="0.466" office:value-type="float"/>
          <table:table-cell office:value="0.5283613933031632" office:value-type="float"/>
        </table:table-row>
        <table:table-row>
          <table:table-cell office:value="121" office:value-type="float"/>
          <table:table-cell office:value-type="string">
            <text:p>Virgin America</text:p>
          </table:table-cell>
          <table:table-cell office:value-type="string">
            <text:p>@VirginAmerica And now the flight Flight Booking Problems site is totally down. Folks, what is the problem?</text:p>
          </table:table-cell>
          <table:table-cell office:value="12.35690373048997" office:value-type="float"/>
          <table:table-cell office:value="0.0" office:value-type="float"/>
          <table:table-cell office:value="0.5170101652868015" office:value-type="float"/>
        </table:table-row>
        <table:table-row>
          <table:table-cell office:value="8359" office:value-type="float"/>
          <table:table-cell office:value-type="string">
            <text:p>Delta</text:p>
          </table:table-cell>
          <table:table-cell office:value-type="string">
            <text:p>@JetBlue Hey guys! Your Flight Booking Problems system ran my first and middle names together at time of Flight Booking Problems. Is that going to be a #TSAnightmare ?</text:p>
          </table:table-cell>
          <table:table-cell office:value="12.35690373048997" office:value-type="float"/>
          <table:table-cell office:value="0.0" office:value-type="float"/>
          <table:table-cell office:value="0.5170101652868015" office:value-type="float"/>
        </table:table-row>
        <table:table-row>
          <table:table-cell office:value="11665" office:value-type="float"/>
          <table:table-cell office:value-type="string">
            <text:p>US Airways</text:p>
          </table:table-cell>
          <table:table-cell office:value-type="string">
            <text:p>@USAirways My Flight Booking Problems C68LD9 just times out when I select it under Manage My Flight Booking Problems for months now. I have emailed but no response. Help?</text:p>
          </table:table-cell>
          <table:table-cell office:value="12.35690373048997" office:value-type="float"/>
          <table:table-cell office:value="0.0" office:value-type="float"/>
          <table:table-cell office:value="0.5170101652868015" office:value-type="float"/>
        </table:table-row>
        <table:table-row>
          <table:table-cell office:value="8873" office:value-type="float"/>
          <table:table-cell office:value-type="string">
            <text:p>Delta</text:p>
          </table:table-cell>
          <table:table-cell office:value-type="string">
            <text:p>@JetBlue I applied for a job at PDW where could I go for follow up. I'd really love the job #ilovejetblue</text:p>
          </table:table-cell>
          <table:table-cell office:value="10.423977053140204" office:value-type="float"/>
          <table:table-cell office:value="0.183" office:value-type="float"/>
          <table:table-cell office:value="0.5093369333882598" office:value-type="float"/>
        </table:table-row>
        <table:table-row>
          <table:table-cell office:value="6836" office:value-type="float"/>
          <table:table-cell office:value-type="string">
            <text:p>Delta</text:p>
          </table:table-cell>
          <table:table-cell office:value-type="string">
            <text:p>@JetBlue A month ago I had a flight booked but then had to Cancelled Flight it... I'm now Flight Booking Problems a separate flight for a different occasion.</text:p>
          </table:table-cell>
          <table:table-cell office:value="12.140145850768967" office:value-type="float"/>
          <table:table-cell office:value="0.0" office:value-type="float"/>
          <table:table-cell office:value="0.5079410627295602" office:value-type="float"/>
        </table:table-row>
        <table:table-row>
          <table:table-cell office:value="4569" office:value-type="float"/>
          <table:table-cell office:value-type="string">
            <text:p>Southwest</text:p>
          </table:table-cell>
          <table:table-cell office:value-type="string">
            <text:p>@SouthwestAir oh, ok! <text:s/>all good! <text:s/>looking forward to escaping the cold for a bit! <text:s/>thanks!</text:p>
          </table:table-cell>
          <table:table-cell office:value="7.890187222624638" office:value-type="float"/>
          <table:table-cell office:value="0.405" office:value-type="float"/>
          <table:table-cell office:value="0.492123717808654" office:value-type="float"/>
        </table:table-row>
        <table:table-row>
          <table:table-cell office:value="8021" office:value-type="float"/>
          <table:table-cell office:value-type="string">
            <text:p>Delta</text:p>
          </table:table-cell>
          <table:table-cell office:value-type="string">
            <text:p>@JetBlue saving my sanity. Leaving it behind for sunshine. #escape #FL #bliss #travel #InDenial #WhatFrozenPipes http://t.co/6TtzEJV3hY</text:p>
          </table:table-cell>
          <table:table-cell office:value="7.890187222624638" office:value-type="float"/>
          <table:table-cell office:value="0.398" office:value-type="float"/>
          <table:table-cell office:value="0.48932371780865397" office:value-type="float"/>
        </table:table-row>
        <table:table-row>
          <table:table-cell office:value="4128" office:value-type="float"/>
          <table:table-cell office:value-type="string">
            <text:p>United</text:p>
          </table:table-cell>
          <table:table-cell office:value-type="string">
            <text:p>@united No. The entire problem here is that I was never sent anything via email and only given a Flight Booking Problems number over the phone.</text:p>
          </table:table-cell>
          <table:table-cell office:value="10.373388768861714" office:value-type="float"/>
          <table:table-cell office:value="0.13" office:value-type="float"/>
          <table:table-cell office:value="0.4860203305736031" office:value-type="float"/>
        </table:table-row>
        <table:table-row>
          <table:table-cell office:value="9755" office:value-type="float"/>
          <table:table-cell office:value-type="string">
            <text:p>US Airways</text:p>
          </table:table-cell>
          <table:table-cell office:value-type="string">
            <text:p>@USAirways the entire flight crew on flight 738 from BOS to PHL is doing a wonderful job and making this experience not totally suck. 😊</text:p>
          </table:table-cell>
          <table:table-cell office:value="9.201316651105044" office:value-type="float"/>
          <table:table-cell office:value="0.252" office:value-type="float"/>
          <table:table-cell office:value="0.48578108801365477" office:value-type="float"/>
        </table:table-row>
        <table:table-row>
          <table:table-cell office:value="11783" office:value-type="float"/>
          <table:table-cell office:value-type="string">
            <text:p>US Airways</text:p>
          </table:table-cell>
          <table:table-cell office:value-type="string">
            <text:p>@USAirways Flight Booking Problems a flight using credit from a previously Cancelled Flightled flight. Can't get thru on the phone and can't book online. Help please.</text:p>
          </table:table-cell>
          <table:table-cell office:value="10.156630889140711" office:value-type="float"/>
          <table:table-cell office:value="0.149" office:value-type="float"/>
          <table:table-cell office:value="0.4845512280163617" office:value-type="float"/>
        </table:table-row>
        <table:table-row>
          <table:table-cell office:value="13374" office:value-type="float"/>
          <table:table-cell office:value-type="string">
            <text:p>American</text:p>
          </table:table-cell>
          <table:table-cell office:value-type="string">
            <text:p>@AmericanAir it's more than technical problems. #frustrated #answerthephone Res. on hold and can't get thru to use a credit to pay for it</text:p>
          </table:table-cell>
          <table:table-cell office:value="10.667942170895197" office:value-type="float"/>
          <table:table-cell office:value="0.089" office:value-type="float"/>
          <table:table-cell office:value="0.4819443808690959" office:value-type="float"/>
        </table:table-row>
        <table:table-row>
          <table:table-cell office:value="11142" office:value-type="float"/>
          <table:table-cell office:value-type="string">
            <text:p>US Airways</text:p>
          </table:table-cell>
          <table:table-cell office:value-type="string">
            <text:p>@USAirways My flight cost me just under $800 and this is what happens? I fly with @united and have no problems. I come the US 4-5 times...</text:p>
          </table:table-cell>
          <table:table-cell office:value="9.703763322536654" office:value-type="float"/>
          <table:table-cell office:value="0.168" office:value-type="float"/>
          <table:table-cell office:value="0.47320334749793747" office:value-type="float"/>
        </table:table-row>
        <table:table-row>
          <table:table-cell office:value="3685" office:value-type="float"/>
          <table:table-cell office:value-type="string">
            <text:p>United</text:p>
          </table:table-cell>
          <table:table-cell office:value-type="string">
            <text:p>@united #1007 Houston-Bogota boarding again, safety first, it seems the mechanics fixed the problem faster, good energy to fly home/family</text:p>
          </table:table-cell>
          <table:table-cell office:value="7.697950159629968" office:value-type="float"/>
          <table:table-cell office:value="0.375" office:value-type="float"/>
          <table:table-cell office:value="0.47208056089161105" office:value-type="float"/>
        </table:table-row>
        <table:table-row>
          <table:table-cell office:value="6895" office:value-type="float"/>
          <table:table-cell office:value-type="string">
            <text:p>Delta</text:p>
          </table:table-cell>
          <table:table-cell office:value-type="string">
            <text:p>@JetBlue FYI, I'm onboard #616 comfortably travelling to JFK, seat was no problem as you said. Thanks for making flying more civilized!</text:p>
          </table:table-cell>
          <table:table-cell office:value="7.697950159629968" office:value-type="float"/>
          <table:table-cell office:value="0.375" office:value-type="float"/>
          <table:table-cell office:value="0.47208056089161105" office:value-type="float"/>
        </table:table-row>
        <table:table-row>
          <table:table-cell office:value="5044" office:value-type="float"/>
          <table:table-cell office:value-type="string">
            <text:p>Southwest</text:p>
          </table:table-cell>
          <table:table-cell office:value-type="string">
            <text:p>@SouthwestAir I start a new job tomorrow &amp;amp; you Cancelled Flight my flight (1629 BWI-LAX) and you really can't get me on another flight today ?!</text:p>
          </table:table-cell>
          <table:table-cell office:value="11.1848316127333" office:value-type="float"/>
          <table:table-cell office:value="0.0" office:value-type="float"/>
          <table:table-cell office:value="0.46797092272685326" office:value-type="float"/>
        </table:table-row>
        <table:table-row>
          <table:table-cell office:value="10175" office:value-type="float"/>
          <table:table-cell office:value-type="string">
            <text:p>US Airways</text:p>
          </table:table-cell>
          <table:table-cell office:value-type="string">
            <text:p>@USAirways flight today Cancelled Flighted <text:s/>in phl, dozens of other flights still going. On hold for 3hrs. I need to get to my job interview!!!</text:p>
          </table:table-cell>
          <table:table-cell office:value="11.1848316127333" office:value-type="float"/>
          <table:table-cell office:value="0.0" office:value-type="float"/>
          <table:table-cell office:value="0.46797092272685326" office:value-type="float"/>
        </table:table-row>
        <table:table-row>
          <table:table-cell office:value="3701" office:value-type="float"/>
          <table:table-cell office:value-type="string">
            <text:p>United</text:p>
          </table:table-cell>
          <table:table-cell office:value-type="string">
            <text:p>@united #1007 Houston-Bogota with an engine problem, mechanics trying to "fix" the problem, safety first, better to change the plane</text:p>
          </table:table-cell>
          <table:table-cell office:value="8.367575605955027" office:value-type="float"/>
          <table:table-cell office:value="0.294" office:value-type="float"/>
          <table:table-cell office:value="0.46769754396727664" office:value-type="float"/>
        </table:table-row>
        <table:table-row>
          <table:table-cell office:value="157" office:value-type="float"/>
          <table:table-cell office:value-type="string">
            <text:p>Virgin America</text:p>
          </table:table-cell>
          <table:table-cell office:value-type="string">
            <text:p>@VirginAmerica having problems Flight Booking Problems on the web site. keeps giving me an error and to contact by phone. <text:s/>phone is 30 minute wait.</text:p>
          </table:table-cell>
          <table:table-cell office:value="10.373388768861714" office:value-type="float"/>
          <table:table-cell office:value="0.076" office:value-type="float"/>
          <table:table-cell office:value="0.4644203305736031" office:value-type="float"/>
        </table:table-row>
        <table:table-row>
          <table:table-cell office:value="8640" office:value-type="float"/>
          <table:table-cell office:value-type="string">
            <text:p>Delta</text:p>
          </table:table-cell>
          <table:table-cell office:value-type="string">
            <text:p>@JetBlue Flight Booking Problems flights for a DC visit for Easter weekend started difficult but ended well with you guys! Big fan here. :)</text:p>
          </table:table-cell>
          <table:table-cell office:value="8.173115927512457" office:value-type="float"/>
          <table:table-cell office:value="0.304" office:value-type="float"/>
          <table:table-cell office:value="0.46356139330316326" office:value-type="float"/>
        </table:table-row>
        <table:table-row>
          <table:table-cell office:value="6369" office:value-type="float"/>
          <table:table-cell office:value-type="string">
            <text:p>Southwest</text:p>
          </table:table-cell>
          <table:table-cell office:value-type="string">
            <text:p>@SouthwestAir my bag was Late Flight-checked and put on a different flight from OAK-&amp;gt;MSY. Having troubles tracking it down. Any help?</text:p>
          </table:table-cell>
          <table:table-cell office:value="10.02032646112856" office:value-type="float"/>
          <table:table-cell office:value="0.109" office:value-type="float"/>
          <table:table-cell office:value="0.4628482803853947" office:value-type="float"/>
        </table:table-row>
        <table:table-row>
          <table:table-cell office:value="10150" office:value-type="float"/>
          <table:table-cell office:value-type="string">
            <text:p>US Airways</text:p>
          </table:table-cell>
          <table:table-cell office:value-type="string">
            <text:p>@USAirways my in-laws flight Cancelled Flighted 4 tonight. U auto rebooked 4 flight on Tuesday that doesn't work. Can you help reFlight Booking Problems them?</text:p>
          </table:table-cell>
          <table:table-cell office:value="10.156630889140711" office:value-type="float"/>
          <table:table-cell office:value="0.092" office:value-type="float"/>
          <table:table-cell office:value="0.4617512280163617" office:value-type="float"/>
        </table:table-row>
        <table:table-row>
          <table:table-cell office:value="14541" office:value-type="float"/>
          <table:table-cell office:value-type="string">
            <text:p>American</text:p>
          </table:table-cell>
          <table:table-cell office:value-type="string">
            <text:p>@AmericanAir You guys did an amazing job today! Know it’s hard; thanks to Kate Appleton for all her hard work reFlight Booking Problems my friends and me!</text:p>
          </table:table-cell>
          <table:table-cell office:value="8.294546475854164" office:value-type="float"/>
          <table:table-cell office:value="0.282" office:value-type="float"/>
          <table:table-cell office:value="0.4598420210427891" office:value-type="float"/>
        </table:table-row>
        <table:table-row>
          <table:table-cell office:value="4032" office:value-type="float"/>
          <table:table-cell office:value-type="string">
            <text:p>United</text:p>
          </table:table-cell>
          <table:table-cell office:value-type="string">
            <text:p>@united haha that's fine. Still won't fly @united ever again. Seems like you guys have more problems than anyone else.</text:p>
          </table:table-cell>
          <table:table-cell office:value="7.697950159629968" office:value-type="float"/>
          <table:table-cell office:value="0.343" office:value-type="float"/>
          <table:table-cell office:value="0.45928056089161107" office:value-type="float"/>
        </table:table-row>
        <table:table-row>
          <table:table-cell office:value="3291" office:value-type="float"/>
          <table:table-cell office:value-type="string">
            <text:p>United</text:p>
          </table:table-cell>
          <table:table-cell office:value-type="string">
            <text:p>@united On flight 1712 to Houston delayed duecto engine trouble. Willl you hold my connection to Argentina at Houston since I'm Late Flight now?</text:p>
          </table:table-cell>
          <table:table-cell office:value="10.02032646112856" office:value-type="float"/>
          <table:table-cell office:value="0.099" office:value-type="float"/>
          <table:table-cell office:value="0.4588482803853947" office:value-type="float"/>
        </table:table-row>
        <table:table-row>
          <table:table-cell office:value="375" office:value-type="float"/>
          <table:table-cell office:value-type="string">
            <text:p>Virgin America</text:p>
          </table:table-cell>
          <table:table-cell office:value-type="string">
            <text:p>@VirginAmerica <text:s/>Flight Booking Problems last second flight for next week from SFO- to SAN any chance you want to gift me a promo code since I love you guys</text:p>
          </table:table-cell>
          <table:table-cell office:value="8.173115927512457" office:value-type="float"/>
          <table:table-cell office:value="0.28" office:value-type="float"/>
          <table:table-cell office:value="0.4539613933031633" office:value-type="float"/>
        </table:table-row>
        <table:table-row>
          <table:table-cell office:value="646" office:value-type="float"/>
          <table:table-cell office:value-type="string">
            <text:p>United</text:p>
          </table:table-cell>
          <table:table-cell office:value-type="string">
            <text:p>@united Yeah sorry but there's always a problem with United. And you have an international reputation for having problems.</text:p>
          </table:table-cell>
          <table:table-cell office:value="8.367575605955027" office:value-type="float"/>
          <table:table-cell office:value="0.253" office:value-type="float"/>
          <table:table-cell office:value="0.45129754396727667" office:value-type="float"/>
        </table:table-row>
        <table:table-row>
          <table:table-cell office:value="2513" office:value-type="float"/>
          <table:table-cell office:value-type="string">
            <text:p>United</text:p>
          </table:table-cell>
          <table:table-cell office:value-type="string">
            <text:p>@united My flight was Cancelled Flighted and I'm needing some help reFlight Booking Problems.</text:p>
          </table:table-cell>
          <table:table-cell office:value="8.173115927512457" office:value-type="float"/>
          <table:table-cell office:value="0.272" office:value-type="float"/>
          <table:table-cell office:value="0.4507613933031633" office:value-type="float"/>
        </table:table-row>
        <table:table-row>
          <table:table-cell office:value="4321" office:value-type="float"/>
          <table:table-cell office:value-type="string">
            <text:p>United</text:p>
          </table:table-cell>
          <table:table-cell office:value-type="string">
            <text:p>@united, link to current status of flights/airports? Fly BWI-EWR-MCO this morning yet can't yet tell what any problems are except see snow.</text:p>
          </table:table-cell>
          <table:table-cell office:value="9.703763322536654" office:value-type="float"/>
          <table:table-cell office:value="0.11" office:value-type="float"/>
          <table:table-cell office:value="0.4500033474979374" office:value-type="float"/>
        </table:table-row>
        <table:table-row>
          <table:table-cell office:value="2839" office:value-type="float"/>
          <table:table-cell office:value-type="string">
            <text:p>United</text:p>
          </table:table-cell>
          <table:table-cell office:value-type="string">
            <text:p>@united yes it is partly used, the del-ewr is used, the return flight was Cancelled Flightled due to technical glitch in operations</text:p>
          </table:table-cell>
          <table:table-cell office:value="8.763066808403622" office:value-type="float"/>
          <table:table-cell office:value="0.208" office:value-type="float"/>
          <table:table-cell office:value="0.44984480988494324" office:value-type="float"/>
        </table:table-row>
        <table:table-row>
          <table:table-cell office:value="6058" office:value-type="float"/>
          <table:table-cell office:value-type="string">
            <text:p>Southwest</text:p>
          </table:table-cell>
          <table:table-cell office:value-type="string">
            <text:p>@SouthwestAir my first flight ever and flight #4251 is already having technical issues. Faaaannntastic.😭</text:p>
          </table:table-cell>
          <table:table-cell office:value="10.746581770031877" office:value-type="float"/>
          <table:table-cell office:value="0.0" office:value-type="float"/>
          <table:table-cell office:value="0.44963464459814173" office:value-type="float"/>
        </table:table-row>
        <table:table-row>
          <table:table-cell office:value="13167" office:value-type="float"/>
          <table:table-cell office:value-type="string">
            <text:p>American</text:p>
          </table:table-cell>
          <table:table-cell office:value-type="string">
            <text:p>@AmericanAir ...why would you sell seats for a 7 hour flight with half of the legroom occupied by an escape raft? http://t.co/DTHEyOFXrB</text:p>
          </table:table-cell>
          <table:table-cell office:value="9.896000385531325" office:value-type="float"/>
          <table:table-cell office:value="0.075" office:value-type="float"/>
          <table:table-cell office:value="0.4440465044149804" office:value-type="float"/>
        </table:table-row>
        <table:table-row>
          <table:table-cell office:value="8352" office:value-type="float"/>
          <table:table-cell office:value-type="string">
            <text:p>Delta</text:p>
          </table:table-cell>
          <table:table-cell office:value-type="string">
            <text:p>@JetBlue dont get me wrong i love flying with you. Tv, free bags and descent fares. The recent plane problems are just annoying.</text:p>
          </table:table-cell>
          <table:table-cell office:value="7.697950159629968" office:value-type="float"/>
          <table:table-cell office:value="0.301" office:value-type="float"/>
          <table:table-cell office:value="0.44248056089161103" office:value-type="float"/>
        </table:table-row>
        <table:table-row>
          <table:table-cell office:value="2936" office:value-type="float"/>
          <table:table-cell office:value-type="string">
            <text:p>United</text:p>
          </table:table-cell>
          <table:table-cell office:value-type="string">
            <text:p>@united so going forward, I shouldn't be Flight Booking Problems Star Alliance flights through the United App?</text:p>
          </table:table-cell>
          <table:table-cell office:value="8.173115927512457" office:value-type="float"/>
          <table:table-cell office:value="0.251" office:value-type="float"/>
          <table:table-cell office:value="0.44236139330316326" office:value-type="float"/>
        </table:table-row>
        <table:table-row>
          <table:table-cell office:value="1075" office:value-type="float"/>
          <table:table-cell office:value-type="string">
            <text:p>United</text:p>
          </table:table-cell>
          <table:table-cell office:value-type="string">
            <text:p>@united 2 Cancelled Flighted flights Late Flightr, agent claimed she put me on a new flight but then Cancelled Flighted it. Coworker got on flight- now delayed. Now?</text:p>
          </table:table-cell>
          <table:table-cell office:value="9.917574808141278" office:value-type="float"/>
          <table:table-cell office:value="0.059" office:value-type="float"/>
          <table:table-cell office:value="0.43854917356599243" office:value-type="float"/>
        </table:table-row>
        <table:table-row>
          <table:table-cell office:value="4585" office:value-type="float"/>
          <table:table-cell office:value-type="string">
            <text:p>Southwest</text:p>
          </table:table-cell>
          <table:table-cell office:value-type="string">
            <text:p>@SouthwestAir I enjoyed a call from my good friend he's Flight Booking Problems his flights elsewhere as I tweet one at a time I will tell as many as I can</text:p>
          </table:table-cell>
          <table:table-cell office:value="8.173115927512457" office:value-type="float"/>
          <table:table-cell office:value="0.24" office:value-type="float"/>
          <table:table-cell office:value="0.4379613933031633" office:value-type="float"/>
        </table:table-row>
        <table:table-row>
          <table:table-cell office:value="1323" office:value-type="float"/>
          <table:table-cell office:value-type="string">
            <text:p>United</text:p>
          </table:table-cell>
          <table:table-cell office:value-type="string">
            <text:p>@united very poor customer service. I WILL think again befor Flight Booking Problems another United flight.</text:p>
          </table:table-cell>
          <table:table-cell office:value="8.173115927512457" office:value-type="float"/>
          <table:table-cell office:value="0.236" office:value-type="float"/>
          <table:table-cell office:value="0.43636139330316326" office:value-type="float"/>
        </table:table-row>
        <table:table-row>
          <table:table-cell office:value="10121" office:value-type="float"/>
          <table:table-cell office:value-type="string">
            <text:p>US Airways</text:p>
          </table:table-cell>
          <table:table-cell office:value-type="string">
            <text:p>@USAirways Thanks for Cancelled Flighting my flight tomorrow and not reFlight Booking Problems me on another one. #usairwaysfail</text:p>
          </table:table-cell>
          <table:table-cell office:value="8.173115927512457" office:value-type="float"/>
          <table:table-cell office:value="0.233" office:value-type="float"/>
          <table:table-cell office:value="0.4351613933031633" office:value-type="float"/>
        </table:table-row>
        <table:table-row>
          <table:table-cell office:value="5880" office:value-type="float"/>
          <table:table-cell office:value-type="string">
            <text:p>Southwest</text:p>
          </table:table-cell>
          <table:table-cell office:value-type="string">
            <text:p>@SouthwestAir Flight Booking Problems all my Late Flight summer travel! Did the AUS-CUN direct flight disappear?</text:p>
          </table:table-cell>
          <table:table-cell office:value="10.156630889140711" office:value-type="float"/>
          <table:table-cell office:value="0.0" office:value-type="float"/>
          <table:table-cell office:value="0.4249512280163617" office:value-type="float"/>
        </table:table-row>
        <table:table-row>
          <table:table-cell office:value="7644" office:value-type="float"/>
          <table:table-cell office:value-type="string">
            <text:p>Delta</text:p>
          </table:table-cell>
          <table:table-cell office:value-type="string">
            <text:p>@JetBlue my flight 475 Cancelled Flighted due to lavatory problems. Can't confirm if they are gonna get a flight from Boston Logan Int</text:p>
          </table:table-cell>
          <table:table-cell office:value="10.156630889140711" office:value-type="float"/>
          <table:table-cell office:value="0.0" office:value-type="float"/>
          <table:table-cell office:value="0.4249512280163617" office:value-type="float"/>
        </table:table-row>
        <table:table-row>
          <table:table-cell office:value="8938" office:value-type="float"/>
          <table:table-cell office:value-type="string">
            <text:p>Delta</text:p>
          </table:table-cell>
          <table:table-cell office:value-type="string">
            <text:p>@JetBlue Got flight reschedule to flight form PIT to FLL and our flight had mechanical problems so we were delayed an hour Missed my connect</text:p>
          </table:table-cell>
          <table:table-cell office:value="10.156630889140711" office:value-type="float"/>
          <table:table-cell office:value="0.0" office:value-type="float"/>
          <table:table-cell office:value="0.4249512280163617" office:value-type="float"/>
        </table:table-row>
        <table:table-row>
          <table:table-cell office:value="11045" office:value-type="float"/>
          <table:table-cell office:value-type="string">
            <text:p>US Airways</text:p>
          </table:table-cell>
          <table:table-cell office:value-type="string">
            <text:p>@USAirways problem with flight in Gainesville US Airways <text:s/>5137 to CLT will miss connecting flight 5547 to IAD. When can I get another flight</text:p>
          </table:table-cell>
          <table:table-cell office:value="10.156630889140711" office:value-type="float"/>
          <table:table-cell office:value="0.0" office:value-type="float"/>
          <table:table-cell office:value="0.4249512280163617" office:value-type="float"/>
        </table:table-row>
        <table:table-row>
          <table:table-cell office:value="13135" office:value-type="float"/>
          <table:table-cell office:value-type="string">
            <text:p>American</text:p>
          </table:table-cell>
          <table:table-cell office:value-type="string">
            <text:p>@AmericanAir your team rebooked my Cancelled Flightled AA flight on a different airline. New airline has no such Flight Booking Problems. Flight is this evening.</text:p>
          </table:table-cell>
          <table:table-cell office:value="10.156630889140711" office:value-type="float"/>
          <table:table-cell office:value="0.0" office:value-type="float"/>
          <table:table-cell office:value="0.4249512280163617" office:value-type="float"/>
        </table:table-row>
        <table:table-row>
          <table:table-cell office:value="11486" office:value-type="float"/>
          <table:table-cell office:value-type="string">
            <text:p>US Airways</text:p>
          </table:table-cell>
          <table:table-cell office:value-type="string">
            <text:p>@USAirways Is there a way to have someone contact me when you have an agent available? Need help Flight Booking Problems an award flight.</text:p>
          </table:table-cell>
          <table:table-cell office:value="8.173115927512457" office:value-type="float"/>
          <table:table-cell office:value="0.207" office:value-type="float"/>
          <table:table-cell office:value="0.42476139330316326" office:value-type="float"/>
        </table:table-row>
        <table:table-row>
          <table:table-cell office:value="5121" office:value-type="float"/>
          <table:table-cell office:value-type="string">
            <text:p>Southwest</text:p>
          </table:table-cell>
          <table:table-cell office:value-type="string">
            <text:p>@SouthwestAir Cancelled Flightled all flights Fort Lauderdale to Philly. USAir flights got to Philly with no problem. WTF is wrong with SW @USAirways</text:p>
          </table:table-cell>
          <table:table-cell office:value="8.173115927512457" office:value-type="float"/>
          <table:table-cell office:value="0.201" office:value-type="float"/>
          <table:table-cell office:value="0.4223613933031633" office:value-type="float"/>
        </table:table-row>
        <table:table-row>
          <table:table-cell office:value="11921" office:value-type="float"/>
          <table:table-cell office:value-type="string">
            <text:p>American</text:p>
          </table:table-cell>
          <table:table-cell office:value-type="string">
            <text:p>@AmericanAir I Cancelled Flighted my flight. I really don’t need this much trouble.</text:p>
          </table:table-cell>
          <table:table-cell office:value="10.02032646112856" office:value-type="float"/>
          <table:table-cell office:value="0.0" office:value-type="float"/>
          <table:table-cell office:value="0.4192482803853947" office:value-type="float"/>
        </table:table-row>
        <table:table-row>
          <table:table-cell office:value="12082" office:value-type="float"/>
          <table:table-cell office:value-type="string">
            <text:p>American</text:p>
          </table:table-cell>
          <table:table-cell office:value-type="string">
            <text:p>@AmericanAir I Cancelled Flighted my flight. I really don’t need this much trouble.</text:p>
          </table:table-cell>
          <table:table-cell office:value="10.02032646112856" office:value-type="float"/>
          <table:table-cell office:value="0.0" office:value-type="float"/>
          <table:table-cell office:value="0.4192482803853947" office:value-type="float"/>
        </table:table-row>
        <table:table-row>
          <table:table-cell office:value="6411" office:value-type="float"/>
          <table:table-cell office:value-type="string">
            <text:p>Southwest</text:p>
          </table:table-cell>
          <table:table-cell office:value-type="string">
            <text:p>@SouthwestAir I'm Flight Booking Problems a flight to Vegas. Any good promo codes??</text:p>
          </table:table-cell>
          <table:table-cell office:value="8.173115927512457" office:value-type="float"/>
          <table:table-cell office:value="0.192" office:value-type="float"/>
          <table:table-cell office:value="0.4187613933031633" office:value-type="float"/>
        </table:table-row>
        <table:table-row>
          <table:table-cell office:value="2842" office:value-type="float"/>
          <table:table-cell office:value-type="string">
            <text:p>United</text:p>
          </table:table-cell>
          <table:table-cell office:value-type="string">
            <text:p>.@united I appreciate you looking. Can you compensate me on anything for my troubles? Still haven't taken off for a 10:30 am flight</text:p>
          </table:table-cell>
          <table:table-cell office:value="8.036811499500306" office:value-type="float"/>
          <table:table-cell office:value="0.193" office:value-type="float"/>
          <table:table-cell office:value="0.41345844567219625" office:value-type="float"/>
        </table:table-row>
        <table:table-row>
          <table:table-cell office:value="2754" office:value-type="float"/>
          <table:table-cell office:value-type="string">
            <text:p>United</text:p>
          </table:table-cell>
          <table:table-cell office:value-type="string">
            <text:p>@united I think problem resolution should be decided on your end. Especially if you'd like me to continue flying your airline.</text:p>
          </table:table-cell>
          <table:table-cell office:value="7.697950159629968" office:value-type="float"/>
          <table:table-cell office:value="0.212" office:value-type="float"/>
          <table:table-cell office:value="0.406880560891611" office:value-type="float"/>
        </table:table-row>
        <table:table-row>
          <table:table-cell office:value="5069" office:value-type="float"/>
          <table:table-cell office:value-type="string">
            <text:p>Southwest</text:p>
          </table:table-cell>
          <table:table-cell office:value-type="string">
            <text:p>@SouthwestAir Thx to customer service rep ALEX for his patient help in reFlight Booking Problems a Cancelled Flighted flight and getting us where we have to be tmrw!</text:p>
          </table:table-cell>
          <table:table-cell office:value="8.173115927512457" office:value-type="float"/>
          <table:table-cell office:value="0.161" office:value-type="float"/>
          <table:table-cell office:value="0.4063613933031633" office:value-type="float"/>
        </table:table-row>
        <table:table-row>
          <table:table-cell office:value="7440" office:value-type="float"/>
          <table:table-cell office:value-type="string">
            <text:p>Delta</text:p>
          </table:table-cell>
          <table:table-cell office:value-type="string">
            <text:p>@JetBlue is your partnership with Hawaiian live? Earn Hawaiian miles flying Jetblue ? IF so, how do I add @HawaiianAir to my JB Flight Booking Problems ?</text:p>
          </table:table-cell>
          <table:table-cell office:value="9.703763322536654" office:value-type="float"/>
          <table:table-cell office:value="0.0" office:value-type="float"/>
          <table:table-cell office:value="0.40600334749793743" office:value-type="float"/>
        </table:table-row>
        <table:table-row>
          <table:table-cell office:value="9380" office:value-type="float"/>
          <table:table-cell office:value-type="string">
            <text:p>US Airways</text:p>
          </table:table-cell>
          <table:table-cell office:value-type="string">
            <text:p>@USAirways I have a flight voucher/confirmation code but there is no where for me to enter it on your checkout page while Flight Booking Problems. Pls help</text:p>
          </table:table-cell>
          <table:table-cell office:value="8.173115927512457" office:value-type="float"/>
          <table:table-cell office:value="0.146" office:value-type="float"/>
          <table:table-cell office:value="0.4003613933031633" office:value-type="float"/>
        </table:table-row>
        <table:table-row>
          <table:table-cell office:value="5497" office:value-type="float"/>
          <table:table-cell office:value-type="string">
            <text:p>Southwest</text:p>
          </table:table-cell>
          <table:table-cell office:value-type="string">
            <text:p>@SouthwestAir can you help me with reFlight Booking Problems? My flight was Cancelled Flighted. FWHEI6</text:p>
          </table:table-cell>
          <table:table-cell office:value="8.173115927512457" office:value-type="float"/>
          <table:table-cell office:value="0.139" office:value-type="float"/>
          <table:table-cell office:value="0.3975613933031633" office:value-type="float"/>
        </table:table-row>
        <table:table-row>
          <table:table-cell office:value="4089" office:value-type="float"/>
          <table:table-cell office:value-type="string">
            <text:p>United</text:p>
          </table:table-cell>
          <table:table-cell office:value-type="string">
            <text:p>@united also why can't I pre-select seats on SFO-&amp;gt;YYZ flight? I'm a Canadian Flight Booking Problems on http://t.co/aZltJhf7lv.</text:p>
          </table:table-cell>
          <table:table-cell office:value="8.173115927512457" office:value-type="float"/>
          <table:table-cell office:value="0.13" office:value-type="float"/>
          <table:table-cell office:value="0.39396139330316327" office:value-type="float"/>
        </table:table-row>
        <table:table-row>
          <table:table-cell office:value="85" office:value-type="float"/>
          <table:table-cell office:value-type="string">
            <text:p>Virgin America</text:p>
          </table:table-cell>
          <table:table-cell office:value-type="string">
            <text:p>@VirginAmerica I’m having trouble adding this flight my wife booked to my Elevate account. Help? http://t.co/pX8hQOKS3R</text:p>
          </table:table-cell>
          <table:table-cell office:value="8.036811499500306" office:value-type="float"/>
          <table:table-cell office:value="0.139" office:value-type="float"/>
          <table:table-cell office:value="0.3918584456721963" office:value-type="float"/>
        </table:table-row>
        <table:table-row>
          <table:table-cell office:value="3508" office:value-type="float"/>
          <table:table-cell office:value-type="string">
            <text:p>United</text:p>
          </table:table-cell>
          <table:table-cell office:value-type="string">
            <text:p>@united I live abroad and am Flight Booking Problems flights for when I come visit the states :(</text:p>
          </table:table-cell>
          <table:table-cell office:value="8.173115927512457" office:value-type="float"/>
          <table:table-cell office:value="0.12" office:value-type="float"/>
          <table:table-cell office:value="0.38996139330316326" office:value-type="float"/>
        </table:table-row>
        <table:table-row>
          <table:table-cell office:value="9446" office:value-type="float"/>
          <table:table-cell office:value-type="string">
            <text:p>US Airways</text:p>
          </table:table-cell>
          <table:table-cell office:value-type="string">
            <text:p>@USAirways flights &amp;amp; "customer relations" are extremely disappointing. Faced too many problems to type. apology=$25 towards a flight. A JOKE</text:p>
          </table:table-cell>
          <table:table-cell office:value="8.173115927512457" office:value-type="float"/>
          <table:table-cell office:value="0.112" office:value-type="float"/>
          <table:table-cell office:value="0.3867613933031633" office:value-type="float"/>
        </table:table-row>
        <table:table-row>
          <table:table-cell office:value="10492" office:value-type="float"/>
          <table:table-cell office:value-type="string">
            <text:p>US Airways</text:p>
          </table:table-cell>
          <table:table-cell office:value-type="string">
            <text:p>@USAirways @PHLAirport Cancelled Flighted flight due to weather no problem, but wait for luggage for 4 hours?? IT MUST BE DELIVERED!!</text:p>
          </table:table-cell>
          <table:table-cell office:value="8.173115927512457" office:value-type="float"/>
          <table:table-cell office:value="0.112" office:value-type="float"/>
          <table:table-cell office:value="0.3867613933031633" office:value-type="float"/>
        </table:table-row>
        <table:table-row>
          <table:table-cell office:value="10165" office:value-type="float"/>
          <table:table-cell office:value-type="string">
            <text:p>US Airways</text:p>
          </table:table-cell>
          <table:table-cell office:value-type="string">
            <text:p>@USAirways been on hold 2 hours for a Cancelled Flighted flight. I understand the delay. I don't understand you auto-reFlight Booking Problems me on TUESDAY. HELP!</text:p>
          </table:table-cell>
          <table:table-cell office:value="8.173115927512457" office:value-type="float"/>
          <table:table-cell office:value="0.105" office:value-type="float"/>
          <table:table-cell office:value="0.38396139330316326" office:value-type="float"/>
        </table:table-row>
        <table:table-row>
          <table:table-cell office:value="1974" office:value-type="float"/>
          <table:table-cell office:value-type="string">
            <text:p>United</text:p>
          </table:table-cell>
          <table:table-cell office:value-type="string">
            <text:p>@united is your check-in system down? I'm having trouble checking in for a flight that departs in less than 24 hrs.</text:p>
          </table:table-cell>
          <table:table-cell office:value="8.036811499500306" office:value-type="float"/>
          <table:table-cell office:value="0.114" office:value-type="float"/>
          <table:table-cell office:value="0.3818584456721963" office:value-type="float"/>
        </table:table-row>
        <table:table-row>
          <table:table-cell office:value="9227" office:value-type="float"/>
          <table:table-cell office:value-type="string">
            <text:p>US Airways</text:p>
          </table:table-cell>
          <table:table-cell office:value-type="string">
            <text:p>@USAirways #DividendRewards Urgently need to speak with a CS rep. My 50K miles havent shown &amp;amp; I've fulfilled all reqs. Flight Booking Problems flights today</text:p>
          </table:table-cell>
          <table:table-cell office:value="8.173115927512457" office:value-type="float"/>
          <table:table-cell office:value="0.098" office:value-type="float"/>
          <table:table-cell office:value="0.3811613933031633" office:value-type="float"/>
        </table:table-row>
        <table:table-row>
          <table:table-cell office:value="8257" office:value-type="float"/>
          <table:table-cell office:value-type="string">
            <text:p>Delta</text:p>
          </table:table-cell>
          <table:table-cell office:value-type="string">
            <text:p>@JetBlue Sent an email more than 24 hours ago asking a few questions, still no response. Need answers before (hopefully) Flight Booking Problems flight...</text:p>
          </table:table-cell>
          <table:table-cell office:value="8.173115927512457" office:value-type="float"/>
          <table:table-cell office:value="0.094" office:value-type="float"/>
          <table:table-cell office:value="0.3795613933031633" office:value-type="float"/>
        </table:table-row>
        <table:table-row>
          <table:table-cell office:value="8416" office:value-type="float"/>
          <table:table-cell office:value-type="string">
            <text:p>Delta</text:p>
          </table:table-cell>
          <table:table-cell office:value-type="string">
            <text:p>@JetBlue tried them not helpful. Really dissatisfied with Flight Booking Problems my whole trip with jet blue this time around besides the flights.</text:p>
          </table:table-cell>
          <table:table-cell office:value="8.173115927512457" office:value-type="float"/>
          <table:table-cell office:value="0.088" office:value-type="float"/>
          <table:table-cell office:value="0.3771613933031633" office:value-type="float"/>
        </table:table-row>
        <table:table-row>
          <table:table-cell office:value="14248" office:value-type="float"/>
          <table:table-cell office:value-type="string">
            <text:p>American</text:p>
          </table:table-cell>
          <table:table-cell office:value-type="string">
            <text:p>@AmericanAir @dfwairport listening to all the flights taking off over my house and kicking myself for Flight Booking Problems an AM flight tomorrow. Iceday?</text:p>
          </table:table-cell>
          <table:table-cell office:value="8.940783289379496" office:value-type="float"/>
          <table:table-cell office:value="0.0" office:value-type="float"/>
          <table:table-cell office:value="0.3740804288075714" office:value-type="float"/>
        </table:table-row>
        <table:table-row>
          <table:table-cell office:value="10259" office:value-type="float"/>
          <table:table-cell office:value-type="string">
            <text:p>US Airways</text:p>
          </table:table-cell>
          <table:table-cell office:value-type="string">
            <text:p>@USAirways claims flight Cancelled Flighted due to weather at destination but Delta has not Cancelled Flighted flight on same route.</text:p>
          </table:table-cell>
          <table:table-cell office:value="7.934059846513023" office:value-type="float"/>
          <table:table-cell office:value="0.098" office:value-type="float"/>
          <table:table-cell office:value="0.37115933885279395" office:value-type="float"/>
        </table:table-row>
        <table:table-row>
          <table:table-cell office:value="13661" office:value-type="float"/>
          <table:table-cell office:value-type="string">
            <text:p>American</text:p>
          </table:table-cell>
          <table:table-cell office:value-type="string">
            <text:p>@AmericanAir flight Cancelled Flighted! I'm trying to get to #chicago. What are me and @justynmoro gonna do. #flying#flight#travel</text:p>
          </table:table-cell>
          <table:table-cell office:value="8.85826657816444" office:value-type="float"/>
          <table:table-cell office:value="0.0" office:value-type="float"/>
          <table:table-cell office:value="0.3706279475521778" office:value-type="float"/>
        </table:table-row>
        <table:table-row>
          <table:table-cell office:value="9913" office:value-type="float"/>
          <table:table-cell office:value-type="string">
            <text:p>US Airways</text:p>
          </table:table-cell>
          <table:table-cell office:value-type="string">
            <text:p>@USAirways Cancelled Flights my flight to NY 3 times, then once I make it here they decided for S&amp;amp;Gs they'll Cancelled Flight my return flight too. Thanks.</text:p>
          </table:table-cell>
          <table:table-cell office:value="7.934059846513023" office:value-type="float"/>
          <table:table-cell office:value="0.094" office:value-type="float"/>
          <table:table-cell office:value="0.36955933885279396" office:value-type="float"/>
        </table:table-row>
        <table:table-row>
          <table:table-cell office:value="10123" office:value-type="float"/>
          <table:table-cell office:value-type="string">
            <text:p>US Airways</text:p>
          </table:table-cell>
          <table:table-cell office:value-type="string">
            <text:p>@USAirways flight 623 den to phx: flight attdt decides to stay downtown and be an hour Late Flight so entire flight delayed, she better get fired!</text:p>
          </table:table-cell>
          <table:table-cell office:value="7.934059846513023" office:value-type="float"/>
          <table:table-cell office:value="0.091" office:value-type="float"/>
          <table:table-cell office:value="0.3683593388527939" office:value-type="float"/>
        </table:table-row>
        <table:table-row>
          <table:table-cell office:value="13274" office:value-type="float"/>
          <table:table-cell office:value-type="string">
            <text:p>American</text:p>
          </table:table-cell>
          <table:table-cell office:value-type="string">
            <text:p>@AmericanAir Howdy, having trouble getting rebooked after flight Cancelled Flightled. Can't get thru via phone and Web erroring out. Can you help?</text:p>
          </table:table-cell>
          <table:table-cell office:value="7.822706469260749" office:value-type="float"/>
          <table:table-cell office:value="0.102" office:value-type="float"/>
          <table:table-cell office:value="0.3681003377604419" office:value-type="float"/>
        </table:table-row>
        <table:table-row>
          <table:table-cell office:value="8795" office:value-type="float"/>
          <table:table-cell office:value-type="string">
            <text:p>Delta</text:p>
          </table:table-cell>
          <table:table-cell office:value-type="string">
            <text:p>@JetBlue so technically I could drive to JFK now and put in. Request for tomorrow's flight?</text:p>
          </table:table-cell>
          <table:table-cell office:value="8.763066808403622" office:value-type="float"/>
          <table:table-cell office:value="0.0" office:value-type="float"/>
          <table:table-cell office:value="0.36664480988494325" office:value-type="float"/>
        </table:table-row>
        <table:table-row>
          <table:table-cell office:value="6911" office:value-type="float"/>
          <table:table-cell office:value-type="string">
            <text:p>Delta</text:p>
          </table:table-cell>
          <table:table-cell office:value-type="string">
            <text:p>@JetBlue not ok to Cancelled Flight flight 1274 tmrw for "weather" &amp;amp; to rebook 4 flight the next day when there is flight tmrw night. no compensation?</text:p>
          </table:table-cell>
          <table:table-cell office:value="7.934059846513023" office:value-type="float"/>
          <table:table-cell office:value="0.058" office:value-type="float"/>
          <table:table-cell office:value="0.35515933885279394" office:value-type="float"/>
        </table:table-row>
        <table:table-row>
          <table:table-cell office:value="343" office:value-type="float"/>
          <table:table-cell office:value-type="string">
            <text:p>Virgin America</text:p>
          </table:table-cell>
          <table:table-cell office:value-type="string">
            <text:p>@VirginAmerica Flight Booking Problems flight to uphold my status match. <text:s/>Do taxes on ticket count as earned status points? <text:s/>#statusmatch #virginamerica</text:p>
          </table:table-cell>
          <table:table-cell office:value="8.173115927512457" office:value-type="float"/>
          <table:table-cell office:value="0.0" office:value-type="float"/>
          <table:table-cell office:value="0.3419613933031633" office:value-type="float"/>
        </table:table-row>
        <table:table-row>
          <table:table-cell office:value="7017" office:value-type="float"/>
          <table:table-cell office:value-type="string">
            <text:p>Delta</text:p>
          </table:table-cell>
          <table:table-cell office:value-type="string">
            <text:p>@JetBlue when can we start Flight Booking Problems flights for November?</text:p>
          </table:table-cell>
          <table:table-cell office:value="8.173115927512457" office:value-type="float"/>
          <table:table-cell office:value="0.0" office:value-type="float"/>
          <table:table-cell office:value="0.3419613933031633" office:value-type="float"/>
        </table:table-row>
        <table:table-row>
          <table:table-cell office:value="7183" office:value-type="float"/>
          <table:table-cell office:value-type="string">
            <text:p>Delta</text:p>
          </table:table-cell>
          <table:table-cell office:value-type="string">
            <text:p>@JetBlue absolutely, my girlfriend and I will be Flight Booking Problems our Mexico flights in the next day or two, will send a Tweet when it's done!</text:p>
          </table:table-cell>
          <table:table-cell office:value="8.173115927512457" office:value-type="float"/>
          <table:table-cell office:value="0.0" office:value-type="float"/>
          <table:table-cell office:value="0.3419613933031633" office:value-type="float"/>
        </table:table-row>
        <table:table-row>
          <table:table-cell office:value="7992" office:value-type="float"/>
          <table:table-cell office:value-type="string">
            <text:p>Delta</text:p>
          </table:table-cell>
          <table:table-cell office:value-type="string">
            <text:p>@JetBlue When will you release November flights for Flight Booking Problems?</text:p>
          </table:table-cell>
          <table:table-cell office:value="8.173115927512457" office:value-type="float"/>
          <table:table-cell office:value="0.0" office:value-type="float"/>
          <table:table-cell office:value="0.3419613933031633" office:value-type="float"/>
        </table:table-row>
        <table:table-row>
          <table:table-cell office:value="8232" office:value-type="float"/>
          <table:table-cell office:value-type="string">
            <text:p>Delta</text:p>
          </table:table-cell>
          <table:table-cell office:value-type="string">
            <text:p>@JetBlue here in Austin I saw the water bottles &amp;amp; snacks @ the desk for your waiting passengers! Im so Flight Booking Problems my next flight with you!</text:p>
          </table:table-cell>
          <table:table-cell office:value="8.173115927512457" office:value-type="float"/>
          <table:table-cell office:value="0.0" office:value-type="float"/>
          <table:table-cell office:value="0.3419613933031633" office:value-type="float"/>
        </table:table-row>
        <table:table-row>
          <table:table-cell office:value="11020" office:value-type="float"/>
          <table:table-cell office:value-type="string">
            <text:p>US Airways</text:p>
          </table:table-cell>
          <table:table-cell office:value-type="string">
            <text:p>@USAirways 1st a Late Flight plane, then missing flight crew, then maintenance problems, gates switched 4 times. You call this customer service??</text:p>
          </table:table-cell>
          <table:table-cell office:value="8.173115927512457" office:value-type="float"/>
          <table:table-cell office:value="0.0" office:value-type="float"/>
          <table:table-cell office:value="0.3419613933031633" office:value-type="float"/>
        </table:table-row>
        <table:table-row>
          <table:table-cell office:value="11749" office:value-type="float"/>
          <table:table-cell office:value-type="string">
            <text:p>US Airways</text:p>
          </table:table-cell>
          <table:table-cell office:value-type="string">
            <text:p>@USAirways after missing my flight and reFlight Booking Problems 2x, I just walked onto another flight and my phone was still on the seat!!</text:p>
          </table:table-cell>
          <table:table-cell office:value="8.173115927512457" office:value-type="float"/>
          <table:table-cell office:value="0.0" office:value-type="float"/>
          <table:table-cell office:value="0.3419613933031633" office:value-type="float"/>
        </table:table-row>
        <table:table-row>
          <table:table-cell office:value="11807" office:value-type="float"/>
          <table:table-cell office:value-type="string">
            <text:p>US Airways</text:p>
          </table:table-cell>
          <table:table-cell office:value-type="string">
            <text:p>@USAirways Travelling from pwm to atl on Sunday That flight got Cancelled Flightled and my new flight is Cancelled Flightled and got disconnected when reFlight Booking Problems</text:p>
          </table:table-cell>
          <table:table-cell office:value="8.173115927512457" office:value-type="float"/>
          <table:table-cell office:value="0.0" office:value-type="float"/>
          <table:table-cell office:value="0.3419613933031633" office:value-type="float"/>
        </table:table-row>
        <table:table-row>
          <table:table-cell office:value="11902" office:value-type="float"/>
          <table:table-cell office:value-type="string">
            <text:p>American</text:p>
          </table:table-cell>
          <table:table-cell office:value-type="string">
            <text:p>.@AmericanAir just disappointed with the Flight Booking Problems process and add’l fees to sit together on a more crowded flight. Not impressed so far :-/.</text:p>
          </table:table-cell>
          <table:table-cell office:value="8.173115927512457" office:value-type="float"/>
          <table:table-cell office:value="0.0" office:value-type="float"/>
          <table:table-cell office:value="0.3419613933031633" office:value-type="float"/>
        </table:table-row>
        <table:table-row>
          <table:table-cell office:value="12063" office:value-type="float"/>
          <table:table-cell office:value-type="string">
            <text:p>American</text:p>
          </table:table-cell>
          <table:table-cell office:value-type="string">
            <text:p>.@AmericanAir just disappointed with the Flight Booking Problems process and add’l fees to sit together on a more crowded flight. Not impressed so far :-/.</text:p>
          </table:table-cell>
          <table:table-cell office:value="8.173115927512457" office:value-type="float"/>
          <table:table-cell office:value="0.0" office:value-type="float"/>
          <table:table-cell office:value="0.3419613933031633" office:value-type="float"/>
        </table:table-row>
        <table:table-row>
          <table:table-cell office:value="12333" office:value-type="float"/>
          <table:table-cell office:value-type="string">
            <text:p>American</text:p>
          </table:table-cell>
          <table:table-cell office:value-type="string">
            <text:p>@AmericanAir As I already have a booked flight that I can't use &amp;amp; can't change w/o a $200 fee, Flight Booking Problems a different type of ticket...1/2</text:p>
          </table:table-cell>
          <table:table-cell office:value="8.173115927512457" office:value-type="float"/>
          <table:table-cell office:value="0.0" office:value-type="float"/>
          <table:table-cell office:value="0.3419613933031633" office:value-type="float"/>
        </table:table-row>
        <table:table-row>
          <table:table-cell office:value="4778" office:value-type="float"/>
          <table:table-cell office:value-type="string">
            <text:p>Southwest</text:p>
          </table:table-cell>
          <table:table-cell office:value-type="string">
            <text:p>@SouthwestAir got an email confirmation of wifi purchase on a recent flight. Trouble is, I've never flown with you. Ever. #concerned #scam?</text:p>
          </table:table-cell>
          <table:table-cell office:value="8.036811499500306" office:value-type="float"/>
          <table:table-cell office:value="0.0" office:value-type="float"/>
          <table:table-cell office:value="0.33625844567219626" office:value-type="float"/>
        </table:table-row>
        <table:table-row>
          <table:table-cell office:value="7449" office:value-type="float"/>
          <table:table-cell office:value-type="string">
            <text:p>Delta</text:p>
          </table:table-cell>
          <table:table-cell office:value-type="string">
            <text:p>@JetBlue every time I look at the flight status, 30 more minutes is added to the delay. How about some points for trouble??</text:p>
          </table:table-cell>
          <table:table-cell office:value="8.036811499500306" office:value-type="float"/>
          <table:table-cell office:value="0.0" office:value-type="float"/>
          <table:table-cell office:value="0.33625844567219626" office:value-type="float"/>
        </table:table-row>
        <table:table-row>
          <table:table-cell office:value="5692" office:value-type="float"/>
          <table:table-cell office:value-type="string">
            <text:p>Southwest</text:p>
          </table:table-cell>
          <table:table-cell office:value-type="string">
            <text:p>@SouthwestAir <text:s/>I have a flight 2/22 @930 am from Fort Lauderdale to bwi.. Can I Cancelled Flight that flight ? Flight 3458 trip I'd 314505529</text:p>
          </table:table-cell>
          <table:table-cell office:value="7.934059846513023" office:value-type="float"/>
          <table:table-cell office:value="0.0" office:value-type="float"/>
          <table:table-cell office:value="0.33195933885279394" office:value-type="float"/>
        </table:table-row>
        <table:table-row>
          <table:table-cell office:value="6471" office:value-type="float"/>
          <table:table-cell office:value-type="string">
            <text:p>Southwest</text:p>
          </table:table-cell>
          <table:table-cell office:value-type="string">
            <text:p>@SouthwestAir flight yesterday Cancelled Flighted. Got to airport 4am today for an on time flight w was delayed Cancelled Flighted than reinstated which caused</text:p>
          </table:table-cell>
          <table:table-cell office:value="7.934059846513023" office:value-type="float"/>
          <table:table-cell office:value="0.0" office:value-type="float"/>
          <table:table-cell office:value="0.33195933885279394" office:value-type="float"/>
        </table:table-row>
        <table:table-row>
          <table:table-cell office:value="6763" office:value-type="float"/>
          <table:table-cell office:value-type="string">
            <text:p>Delta</text:p>
          </table:table-cell>
          <table:table-cell office:value-type="string">
            <text:p>@JetBlue Cancelled Flighted my flight. Went with another airline 2 leave 2day. They Cancelled Flighted also. Called JetBlue &amp;amp; got same flight but now $250 more👺</text:p>
          </table:table-cell>
          <table:table-cell office:value="7.934059846513023" office:value-type="float"/>
          <table:table-cell office:value="0.0" office:value-type="float"/>
          <table:table-cell office:value="0.33195933885279394" office:value-type="float"/>
        </table:table-row>
        <table:table-row>
          <table:table-cell office:value="10158" office:value-type="float"/>
          <table:table-cell office:value-type="string">
            <text:p>US Airways</text:p>
          </table:table-cell>
          <table:table-cell office:value-type="string">
            <text:p>@USAirways why did you Cancelled Flight flight 1773 to phl, while delta flew a flight at the same time, on time? you Cancelled Flighted for no reason</text:p>
          </table:table-cell>
          <table:table-cell office:value="7.934059846513023" office:value-type="float"/>
          <table:table-cell office:value="0.0" office:value-type="float"/>
          <table:table-cell office:value="0.33195933885279394" office:value-type="float"/>
        </table:table-row>
        <table:table-row>
          <table:table-cell office:value="12680" office:value-type="float"/>
          <table:table-cell office:value-type="string">
            <text:p>American</text:p>
          </table:table-cell>
          <table:table-cell office:value-type="string">
            <text:p>@AmericanAir Cancelled Flight my flight saying it is cause of weather condition when it was the only flight that was Cancelled Flight</text:p>
          </table:table-cell>
          <table:table-cell office:value="7.934059846513023" office:value-type="float"/>
          <table:table-cell office:value="0.0" office:value-type="float"/>
          <table:table-cell office:value="0.33195933885279394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2-27T16:50:37.037788</meta:creation-date>
    <dc:date>2023-02-27T16:50:37.056587</dc:date>
    <meta:generator>http://pypi.python.org/pypi/ezodf/0.1.0$Python3.10.9 (main, Dec  7 2022, 00:00:00) [GCC 12.2.1 20221121 (Red Hat 12.2.1-4)]</meta:generator>
    <meta:document-statistic/>
    <meta:editing-cycles>1</meta:editing-cycles>
  </office:meta>
</office:document-meta>
</file>